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i: eine Web 2.0 Übersetzungs-App</text:h>
      <text:h text:style-name="Heading_20_2" text:outline-level="2">Team</text:h>
      <text:p text:style-name="Text_20_body">Thomas Waldecker &lt;<text:a xlink:type="simple" xlink:href="mailto:thomas.waldecker@googlemail.com">thomas.waldecker@googlemail.com</text:a>&gt; <text:line-break/>Matrikelnummer: xxx Studiengruppe: IG</text:p>
      <text:p text:style-name="Text_20_body">Aco Mitevski &lt;<text:a xlink:type="simple" xlink:href="mailto:aco.mitevski@googlemail.com">acomitevski@googlemail.com</text:a>&gt;</text:p>
      <text:p text:style-name="Text_20_body">Matrikelnummer: xxx Studiengruppe: IG</text:p>
      <text:h text:style-name="Heading_20_2" text:outline-level="2">Idee</text:h>
      <text:p text:style-name="Text_20_body">Unsere Idee für unsere praktische Webanwendung ist eine Übersetzungsapplikation ähnlich wie <text:a xlink:type="simple" xlink:href="http://www.dict.cc/">http://www.dict.cc</text:a> oder <text:a xlink:type="simple" xlink:href="http://dict.leo.org/">http://dict.leo.org</text:a>. Unser Alleinstellungsmerkmal aus der Sicht der späteren Benutzer wird eine intuitive Benutzeroberfläche sein die dem Grundsatz “Keep it simple, stupid!” folgt. </text:p>
      <text:p text:style-name="Text_20_body">Zur einfachen Bedienung gehört auch die Möglichkeit ohne Login neue Wörter hinzufügen zu können. Diese Funktion soll erscheinen wenn der Benutzer nach einem Wort sucht das noch nicht in unserer Datnbank vorhanden ist. </text:p>
      <text:p text:style-name="Text_20_body">Damit der Benutzer möglichst schnell sein gesuchtes Wort übersetzt hat soll in einer späteren Version der Anwendung eine Funktion implementiert sein mit der er seine gesuchte Übersetzung direkt in Facebook seinen Freunden fragen kann.</text:p>
      <text:p text:style-name="Text_20_body">Um den Missbrauch unserer Anwendung durch sogenannte “Bad Words” zu verhindern wird eine “Meldefunktion” in die Anwendung eingebaut.</text:p>
      <text:p text:style-name="Text_20_body">Da alle Benutzer einfach zusätzliche Übersetzungen zu einem Wort hinzufügen können brauchen wir ein Bewertungssystem der Übersetzungen. Dieses wird ähnlich wie bei <text:a xlink:type="simple" xlink:href="http://stackoverflow.com/">http://stackoverflow.com</text:a> implementiert.</text:p>
      <text:p text:style-name="Text_20_body">Regelmäßige Besucher soll in einer späteren Version der Anwendung ermöglicht werden einen Account per facebook-connect anzulegen und somit ihren Fortschritt zu speichern.</text:p>
      <text:p text:style-name="Text_20_body">Aus technischer Sicht werden wir eine “Single-Page” Applikation erstellen, die serverseitige Anfragen per Asynchrone Aufrufe an einen CouchDB Server schickt. CouchDB ist eine No-SQL Datenbank die ein REST-Interface bereitstellt. Es wird somit kein zusätzlicher Standard-Webserver wie Apache oder Lighttpd mehr benötigt.</text:p>
      <text:h text:style-name="Heading_20_2" text:outline-level="2">Aufgabenteilung</text:h>
      <text:p text:style-name="Text_20_body">Die Aufgabenteilung wird sinnvollerweise in Frontend und Backend geschehen. Das REST-Interface stellt dann die Schnittstelle dar.</text:p>
      <text:p text:style-name="Text_20_body">TODO: Gäbe es noch andere aufteilungsmöglichkeiten??</text:p>
      <text:p text:style-name="Text_20_body">TODO: Hier noch schreiben wer was macht. Mir ist es eg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Waldecker</meta:initial-creator>
    <meta:creation-date>2011-10-15T17:35:13</meta:creation-date>
    <dc:date>2011-10-16T13:43:31</dc:date>
    <meta:editing-duration>PT15H28M41S</meta:editing-duration>
    <meta:editing-cycles>6</meta:editing-cycles>
    <meta:generator>LibreOffice/3.4$Unix LibreOffice_project/340m1$Build-12</meta:generator>
    <meta:document-statistic meta:table-count="0" meta:image-count="0" meta:object-count="0" meta:page-count="1" meta:paragraph-count="0" meta:word-count="262" meta:character-count="2038" meta:non-whitespace-character-count="1790"/>
  </office:meta>
</office:document-meta>
</file>